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3854in" table:align="left"/>
    </style:style>
    <style:style style:name="Table1.A" style:family="table-column">
      <style:table-column-properties style:column-width="0.8688in"/>
    </style:style>
    <style:style style:name="Table1.B" style:family="table-column">
      <style:table-column-properties style:column-width="0.975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187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0.1458in"/>
    </style:style>
    <style:style style:name="Table1.G" style:family="table-column">
      <style:table-column-properties style:column-width="1.6667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1.A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0" style:family="table-cell">
      <style:table-cell-properties fo:padding="0.0382in" fo:border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2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2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2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2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22" style:family="table-cell">
      <style:table-cell-properties fo:padding="0.0382in" fo:border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in" fo:margin-bottom="0.5201in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date_report(),date=True)&gt;">&lt;formatLang(date_report(),date=True)&gt;</text:text-input></text:span></text:p>
      <text:p text:style-name="P1"/>
      <text:p text:style-name="Standard"/>
      <text:p text:style-name="P1">Document original à conserver par la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Table_20_Contents"><text:text-input text:description="&lt;o.partner_id.fullname&gt;">Fullname customer</text:text-input> Né le :<text:text-input text:description="&lt;formatLang(o.partner_id.dob,date=True)&gt;">dob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BIFOCAUX ET MON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4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4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Horizontal_20_Line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VERRES BIFOCAUX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for each='line in o.refraction_ids'&gt;">Loop on refraction_ids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va_type=='Rx'&quot;&gt;">if Rx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2" office:value-type="string">
            <text:p text:style-name="P4">OD :</text:p>
          </table:table-cell>
          <table:table-cell table:style-name="Table1.B22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22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22" office:value-type="string">
            <text:p text:style-name="Table_20_Contents">à</text:p>
          </table:table-cell>
          <table:table-cell table:style-name="Table1.E22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22" office:value-type="string">
            <text:p text:style-name="Table_20_Contents">°</text:p>
          </table:table-cell>
          <table:table-cell table:style-name="Table1.G22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23" office:value-type="string">
            <text:p text:style-name="P4">OG :</text:p>
          </table:table-cell>
          <table:table-cell table:style-name="Table1.B23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23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23" office:value-type="string">
            <text:p text:style-name="Table_20_Contents">à</text:p>
          </table:table-cell>
          <table:table-cell table:style-name="Table1.E23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23" office:value-type="string">
            <text:p text:style-name="Table_20_Contents">°</text:p>
          </table:table-cell>
          <table:table-cell table:style-name="Table1.G23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o.user_id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1-05T19:07:35</dc:date>
    <meta:editing-duration>PT3H38M2S</meta:editing-duration>
    <meta:editing-cycles>93</meta:editing-cycles>
    <meta:generator>LibreOffice/3.5$Linux_X86_64 LibreOffice_project/350m1$Build-2</meta:generator>
    <meta:document-statistic meta:table-count="1" meta:image-count="0" meta:object-count="0" meta:page-count="2" meta:paragraph-count="45" meta:word-count="166" meta:character-count="1248" meta:non-whitespace-character-count="1127"/>
  </office:meta>
</office:document-meta>
</file>